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text-line-through-style="solid" style:font-name="Times New Roman" style:text-underline-style="none"/>
    </style:style>
    <style:style style:name="T7" style:family="text">
      <style:text-properties style:text-line-through-style="none" style:font-name="Times New Roman" style:text-underline-style="none"/>
    </style:style>
    <style:style style:name="T8" style:family="text">
      <style:text-properties style:text-line-through-style="none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0FF1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0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Mishnah. <text:s/>Rosh ha-shanah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7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For the Sabbath before Rosh Hashan<text:span text:style-name="T2">á</text:span><text:span text:style-name="T3">/</text:span></text:p>
      <text:p text:style-name="P2"><text:span text:style-name="T3">[Hebrew]/</text:span></text:p>
      <text:p text:style-name="P2"><text:span text:style-name="T3"/></text:p>
      <text:p text:style-name="P3"><text:span text:style-name="T3">[Page 1]</text:span></text:p>
      <text:p text:style-name="P3"><text:span text:style-name="T3">[Hebrew] <text:s/>Noble words!/ <text:s/>Sublime example! <text:s/>A people have assembled to hear/ what their godly leader will speak ere he departs/ heavenward. <text:s/>It may be the last charge of the beloved she-/-herd to the flock of his pasture. <text:s/>Will he ask that/ his name be sweetly embalmed in the memory of posterity?/ <text:s/>That forty years of self-denial may be rewarded with a/ universal outburst of grateful feelings? <text:s/>Listen O descend-/-ants of the meek prophet. <text:s/>Listen to the address he made./ <text:s/>"Ye stand this day all of you </text:span><text:span text:style-name="T4">before the Lord your God</text:span><text:span text:style-name="T5">"/ The knowledge of </text:span><text:span text:style-name="T6">the</text:span><text:span text:style-name="T7"> God's omnipresence must be kept/ fresh in your minds. <text:s/>That, more than the parting/ counsel of a perishable mortal will hold you in righteous-/-ness. <text:s/>Along then with rhetorical figures--the trappings/ of oratory. <text:s/>Shining truths, reflecting the all-seeing/ God must be set before the congregation of Jacob. <text:s/>That is/ the mirror in which they shall behold themselves. <text:s/>Ugly/ features in their characters will </text:span><text:span text:style-name="T6">be</text:span><text:span text:style-name="T7"> appear to the naked/ eye. <text:s/>They who view them, will learn to loathe those moral/ deformities, and to exchange them for the beauties of holiness./</text:span></text:p>
      <text:p text:style-name="P3"><text:span text:style-name="T7"/></text:p>
      <text:p text:style-name="P3"><text:span text:style-name="T7">[Page 2]</text:span></text:p>
      <text:p text:style-name="P3"><text:span text:style-name="T7">Dear fellow-believers! <text:s/>We devoted some time together/ in casting a look on our past conduct. <text:s/>We did not/ conceal from one another distasteful facts; nor would we/ practice the art of glossing wrongs to palm them off as/ rights. <text:s/>How we displeased the heavenly Legislator, to/ gratify worldly appetites; how </text:span><text:soft-page-break/><text:span text:style-name="T7">we swerved from upright-/-ness to follow directly our greed of gain, formed the sub-/-ject of our consideration, during the Sabbaths of Elul./ <text:s/>And now that we have </text:span><text:span text:style-name="T6">reached</text:span><text:span text:style-name="T7"> drawn night to the borders of a new month,/ opening to our vision the dawning of a new year, let the/ same degree of candor </text:span><text:span text:style-name="T6">one</text:span><text:span text:style-name="T7"> be exhibited./ <text:s/>In meeting </text:span><text:span text:style-name="T6">at</text:span><text:span text:style-name="T7"> the season of solemnity </text:span><text:span text:style-name="T6">no</text:span><text:span text:style-name="T7"> fast approaching, let sincerity marshal our steps./ <text:s/>If any Israelite exists, who presumes that he can evade the/ looks of ubiquitous Providence, let him not enter these sacred/ courts. <text:s/>If any imagines that because the laws of the com-/-munity with whose interests he is identified are far-reaching/ and liberal, he has attained a height inaccessible to Divine/ Justice; or because the land he chose to dwell in is rich/ and prosperous, he has therefore purchased for himself a/ shield against which the arms of celestial judgment will/ be blunted, let him depart from our midst. <text:s/>He is none/ of us. <text:s/>The blood of the patriarchs does not course/ through his veins. <text:s/>Not I but Moses tells it./</text:span></text:p>
      <text:p text:style-name="P3"><text:span text:style-name="T7"/></text:p>
      <text:p text:style-name="P3"><text:span text:style-name="T7">[Page 3]</text:span></text:p>
      <text:p text:style-name="P3"><text:span text:style-name="T7">Who are they </text:span><text:span text:style-name="T6">who</text:span><text:span text:style-name="T7"> that must believe in a Supervising Being, holding/ creation in the palm of his hand, and directing it by His/ omnipotent will to be a staff of life or a rod of chastise-/-ment? <text:s/>[Hebrew] <text:s/>"Every man of Israel." <text:s/>The wealthiest/ and the humblest, the master and he who hews wood by his/ command, and draws him water. <text:s/>To gainsay that truth/ would be to forswear the covenant made with us by the ever-/living God. <text:s/>Aye with us, who count our national existence/ by millenial[sic!] centuries, as well as those of Israel who lived/ in the remotest ages [Hebrew]/ "Not with you alone do I establish this covenant, but with him/ </text:span><text:span text:style-name="T6">us</text:span><text:span text:style-name="T7"> that </text:span><text:span text:style-name="T6">is</text:span><text:span text:style-name="T7"> standeth here with us, and also with him that is not here with/ us this day". <text:s/>Praised be the Lord; we do recognize the/ </text:span><text:span text:style-name="T6">unquestionable</text:span><text:span text:style-name="T7"> all important verity often-taught by the son of Amram,/ and dwell</text:span><text:span text:style-name="T6">eth</text:span><text:span text:style-name="T7"> upon with all the energy of his righteous soul/ prior to his death. <text:s/>Deeds offensive to religion and morality/ may be laid to our charge, but the wilful perverseness/ of having trained our minds to deny Providence, and our/ individual accountability will not be reckoned among our sins./ <text:s/>Hence we all prepare to stand on the coming day before the God of mercy,/</text:span></text:p>
      <text:p text:style-name="P3"><text:span text:style-name="T7"/></text:p>
      <text:p text:style-name="P3"><text:span text:style-name="T7">[Page 4]</text:span></text:p>
      <text:p text:style-name="P3"><text:span text:style-name="T7">high heavens' King. <text:s/>Close up your ranks, my/ Brethren! and form a glorious phalanx to greet the/ Monarch of the world. <text:s/>You can yet present an imposing/ sight. <text:s/>Adverse circumstances have </text:span><text:span text:style-name="T6">militated</text:span><text:span text:style-name="T7"> created many/ a gap amid your files, </text:span><text:span text:style-name="T6">but</text:span><text:span text:style-name="T7"> still your strength is not consumed./ <text:s/>Be true to the grand old past, O my Congregation! and/ the future will vindicate your loyalty. <text:s/>The spirit of the/ time militates against your success. <text:s/>From within, an/ uncontrollable rushing after an imitative worship, hampers/ your movements. <text:s/>From without stamp-oratory and/ the press have leagued together to shame you into a total/ relinquishing of your trust. <text:s/>Only three days ago, a/ journal noted for its liberality, demanded </text:span><text:span text:style-name="T6">you</text:span><text:span text:style-name="T7"> a surrender-/-ing of your religious identity, a fusion </text:span><text:span text:style-name="T6">with</text:span><text:span text:style-name="T7"> into gentilism/ as the completion of your destiny. <text:s/>But let me quote/ again the words of Moses as metaphorically commented on/ by the Sages [Hebrew]/ "you stand this day all of you", you will ever stand, so/ long as you cluster together in one close, compact body./ <text:s/>But no sooner you divide, than you will be lost/ in the swelling tide; than you will no longer be distinguished/ as the harbingers of eternal truths./</text:span></text:p>
      <text:p text:style-name="P3"><text:span text:style-name="T7"/></text:p>
      <text:p text:style-name="P3"><text:span text:style-name="T7">[Page 5]</text:span></text:p>
      <text:p text:style-name="P3"><text:span text:style-name="T7">Brethren! <text:s/>Did the narrative of the first night, which/ Jacob, weary and disconsolate, spent beyond the parental/ home, ever strike you as containing in the text an expression,/ unaccountably strange? <text:s/>We read that he took "of the stones/ of the place, and put them for his fellows", but in the morning/ one huge stone was found whereon he had laid his acking[sic!] head </text:span><text:span text:style-name="T6">upon</text:span><text:span text:style-name="T7">/ and that he set up as a monument of his trust in the/ protecting Lord. <text:s/>A fit type of the tribes on whom the/ patriarch relied for the perpetuity of Abraham's faith./ <text:s/>Yes: our firm adherence to principles, our unity of/ thoughts and actions, will render us immoveable. <text:s/>It/ will accomplish the will of the Omnipotent in selecting in/ for his people, and it will be the most acceptable thanks-/-giving offering to the altar of Israel's King. <text:s/></text:span><text:soft-page-break/><text:span text:style-name="T7">With/ that oblation let us enter these holy courts on our Rosh/ Hashana. <text:s/>Let the strength of belief, supply the place/ of member; the fervency of devotion, that of crowded/ multitudes. <text:s/>And here I must pause/ to consider whether I ought to give utterance to distasteful/ truths. <text:s/>But I said that sincerity must be our fore-/-runner in meeting the solemn festivals of the present/ season, and I will speak./</text:span></text:p>
      <text:p text:style-name="P3"><text:span text:style-name="T7"/></text:p>
      <text:p text:style-name="P3"><text:span text:style-name="T7">[Page 6]</text:span></text:p>
      <text:p text:style-name="P3"><text:span text:style-name="T7">Brethren! <text:s/>In none of the service rendered in this hal-/-lowed spot is the effect of prayer so neutralized by/ disturbing causes as on those offered during the ensuing/ holidays. <text:s/>I will be silent concerning the indecorous/ demeanour of some who arrive late at the synagogue, and/ leave soon after, of some whose attention is engaged in/ aught but the religious exercises; though I ought to cry/ aloud and spare not. <text:s/>This Sabbath I will chiefly/ allude to a circumstance, which I deem very detrimental/ to our interests. <text:s/>Our irregular manner of chanting the/ ancient airs of the Sephardic rite, occasions complaints/ prejudicial to conservatism I need not assure my hearers,/ that, as far as God has given me the faculty of judging-/ I hold that service to be acceptable, in which a whole/ congregation join. <text:s/>But must such a service be ne-/-cessarily inharmonious! <text:s/>Is it orthodoxy to vie with/ one another in producing jarring sounds, rather than sub-/-during our voices, and evoking a sweet accord of tones,/ agreeable to the ear, and soothing to the soul? <text:s/>For,/ after all, my friends! we </text:span><text:span text:style-name="T8">are</text:span><text:span text:style-name="T7"> forcibly affected/</text:span></text:p>
      <text:p text:style-name="P3"><text:span text:style-name="T7"/></text:p>
      <text:p text:style-name="P3"><text:span text:style-name="T7">[Page 7]</text:span></text:p>
      <text:p text:style-name="P3"><text:span text:style-name="T7">by the senses. <text:s/>And as much as we should object/ to a worship formal and restrained, it would be/ hypocrisy to deny that the dignity of our assemblies, and/ the beauties of our orisons are enhanced, when human/ voices swell in one grand and melodious strain. <text:s/>Let/ then the sons and daughters of our modern Asaphs attune/ their vocal powers to our national hymns and psalmody./ <text:s/>They will naturally benefit the cause we all have at heart,/ glorify our sanctuary, and secure to themselves a heavenly/ blessing. <text:s/>I may hereafter aid those among my brethren,/ who are thus prompted to devote their natural gifts to/ the honor of the beneficent Donor, so that at the revolving of/ another triennial cycle, we may rejoice in our increase, and/ in the firm stability of our sacred institution./</text:span></text:p>
      <text:p text:style-name="P3"><text:span text:style-name="T7">And Thou O Lord who wilt seat on the throne of judgment/ to reward us according to our deeds, cleanse our spirits,/ and befit us to stand before Thy presence becomingly/ on the approaching solemn days. <text:s/>And vouchsafe to/ fulfil[sic!] in us the Biblical sentence, where it is written,/ "Ye that have cleaved to the Lord your God, ye are/ alive all of you even this day." <text:s/></text:span><text:span text:style-name="T6">May</text:span><text:span text:style-name="T7"> So may/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12T13:03:50.55</meta:creation-date>
    <meta:document-statistic meta:table-count="0" meta:image-count="0" meta:object-count="0" meta:page-count="4" meta:paragraph-count="78" meta:word-count="1613" meta:character-count="9778"/>
    <dc:date>2012-06-12T14:10:51.78</dc:date>
    <dc:creator>Penn Libraries</dc:creator>
    <meta:editing-duration>PT00H00M38S</meta:editing-duration>
    <meta:editing-cycles>1</meta:editing-cycles>
    <meta:generator>OpenOffice.org/3.2$Win32 OpenOffice.org_project/320m12$Build-9483</meta:generator>
  </office:meta>
</office:document-meta>
</file>